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.2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cm" svg:height="0.8cm" svg:x="1.453cm" svg:y="2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4cm" svg:height="0.4cm" svg:x="1.653cm" svg:y="2.3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1" draw:layer="layout" svg:width="0.8cm" svg:height="0.8cm" svg:x="2.647cm" svg:y="2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426cm" svg:height="0.275cm" draw:transform="rotate (-1.55334303427495) translate (3.181cm 2.3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4" draw:text-style-name="P2" draw:layer="layout" svg:width="0.426cm" svg:height="0.275cm" draw:transform="rotate (-1.55334303427495) translate (4.176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-1.55334303427495) translate (4.385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svg:x="3.746cm" svg:y="2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svg:x="4.331cm" svg:y="2.3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426cm" svg:height="0.275cm" draw:transform="rotate (1.5707963267949) translate (0.617cm 2.75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1.5707963267949) translate (0.408cm 2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draw:transform="rotate (3.12413936106985) translate (1.044cm 2.9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draw:transform="rotate (3.12413936106985) translate (0.462cm 2.747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9T12:02:53.281000000</dc:date>
    <meta:editing-duration>PT25M58S</meta:editing-duration>
    <meta:editing-cycles>6</meta:editing-cycles>
    <meta:generator>LibreOffice/5.3.7.2$Windows_X86_64 LibreOffice_project/6b8ed514a9f8b44d37a1b96673cbbdd077e24059</meta:generator>
    <meta:document-statistic meta:object-count="24"/>
  </office:meta>
</office:document-meta>
</file>